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1b9e" officeooo:paragraph-rsid="001c1b9e"/>
    </style:style>
    <style:style style:name="P2" style:family="paragraph" style:parent-style-name="Standard">
      <style:text-properties officeooo:rsid="001c6feb" officeooo:paragraph-rsid="001c6feb"/>
    </style:style>
    <style:style style:name="P3" style:family="paragraph" style:parent-style-name="Standard">
      <style:text-properties officeooo:rsid="001d2f49" officeooo:paragraph-rsid="001d2f49"/>
    </style:style>
    <style:style style:name="P4" style:family="paragraph" style:parent-style-name="Standard">
      <style:text-properties officeooo:rsid="001d2f49" officeooo:paragraph-rsid="001ec22b"/>
    </style:style>
    <style:style style:name="P5" style:family="paragraph" style:parent-style-name="Standard">
      <style:text-properties officeooo:rsid="001ec22b" officeooo:paragraph-rsid="001ec22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2f49" officeooo:paragraph-rsid="001d2f49" style:font-weight-asian="bold" style:font-weight-complex="bold"/>
    </style:style>
    <style:style style:name="P7" style:family="paragraph" style:parent-style-name="Standard">
      <style:text-properties officeooo:rsid="002048a0" officeooo:paragraph-rsid="002048a0"/>
    </style:style>
    <style:style style:name="T1" style:family="text">
      <style:text-properties officeooo:rsid="001c6feb"/>
    </style:style>
    <style:style style:name="T2" style:family="text">
      <style:text-properties officeooo:rsid="001ec2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CIÓN – </text:p>
      <text:p text:style-name="P1">Descripción ad hoc proyecto intranet Municipalidad de Lavalle</text:p>
      <text:p text:style-name="P1"/>
      <text:p text:style-name="P1">A partír de nuestra experiencia como empleados de la Municipalidad de Lavalle, hemos detectado que la comunicación interna de la institución (ya sea entre empleados, entre jefes de área o el área en general) precisa de alguna herramienta informática que nucl<text:span text:style-name="T2">ee</text:span> y permita formalizarla.</text:p>
      <text:p text:style-name="P1"/>
      <text:p text:style-name="P1">Es por eso que surgió la <text:span text:style-name="T2">iniciativa</text:span> de desarrollar un sistema web que satisfaga los antes planteado.</text:p>
      <text:p text:style-name="P1"/>
      <text:p text:style-name="P1"><text:span text:style-name="T1">Algunas de las s</text:span>ituaciones recurrentes que el sistema pretende reemplazar <text:span text:style-name="T1">son</text:span>:</text:p>
      <text:p text:style-name="P1">sit 01- Un empleado de cierta área se traslada hasta otra (a veces incluso en dist<text:span text:style-name="T1">i</text:span>ntos establecimientos) para realizar algún pedido o consulta.</text:p>
      <text:p text:style-name="P1">Sit 02- Un área quiere transmitir información que compete a algún grupo de empleados y por no contar con una vía efectiva, el mensaje no es recibido por todos los destinatarios.</text:p>
      <text:p text:style-name="P1">Sit 0<text:span text:style-name="T1">3</text:span>- <text:span text:style-name="T1">Un empleado requiere alguna ficha, formulario, o documento, existente y no conoce dónde obtenerlo.</text:span></text:p>
      <text:p text:style-name="P2">Sit 04- Los manuales de procedimientos no tienen un lugar físico o digital de fácil o rápido acceso para quien lo requiera.</text:p>
      <text:p text:style-name="P2">Sit 05- Las actividades de las distintas áreas no se comunican entre sí lo que genera una descoordinación de ellas.</text:p>
      <text:p text:style-name="P2">Sit 06- Se requiere hacer una consulta o pedido rápido y las líneas telefónicas están ocupadas.</text:p>
      <text:p text:style-name="P2"/>
      <text:p text:style-name="P2"/>
      <text:p text:style-name="P6">Fundamentación</text:p>
      <text:p text:style-name="P3"/>
      <text:p text:style-name="P3">Por ser estudiantes de la carrera Tecnicatura Superior en Programación, adquirimos la capacidad de observar éstas situaciones desde otros puntos de vista. Y se hizo evidente que las TIC podían brindarle soluciones a lo mencionado. Lo que evolucionó a la iniciativa de realizar una investigación de campo y antecedentes.</text:p>
      <text:p text:style-name="P3"/>
      <text:p text:style-name="P3">El resultado fue que rápidamente encontramos precedentes, algunos de ello<text:span text:style-name="T2">s</text:span> son:</text:p>
      <text:p text:style-name="P3"/>
      <text:p text:style-name="P4">-<text:span text:style-name="T2">Decreto Nacional 1172/03. cuyo principio rector busca fortalecer las capacidades institucionales de las organizaciones públicas, promoviendo la transparencia, el acceso a la información pública, la participación de la sociedad civil, la equidad y la rendición de cuentas.</text:span></text:p>
      <text:p text:style-name="P4"/>
      <text:p text:style-name="P4">-<text:span text:style-name="T2">Decreto Nacional Nº 378/05. cuyo objeto tenía como disposición, impulsar el uso </text:span></text:p>
      <text:p text:style-name="P5">intensivo de de las Tecnologías de la Información y las Comunicaciones (TICs), para </text:p>
      <text:p text:style-name="P5">mejorar la relación del gobierno con los habitantes y ciudadanos, aumentar la eficacia y </text:p>
      <text:p text:style-name="P5">eficiencia de la gestión y los servicios públicos e incrementar la transparencia y la </text:p>
      <text:p text:style-name="P5">participación, para una mayor integración y desarrollo de la sociedad.</text:p>
      <text:p text:style-name="P4"/>
      <text:p text:style-name="P4">- <text:span text:style-name="T2">Ordenanza Municipal N° <text:s/>803/12. Que sigue el lineamiento de la DN 1172/03. y</text:span></text:p>
      <text:p text:style-name="P5">en el primer párrafo del art. 3° de la misma expresa como uno de sus objetivos : “Potenciar la Gestión del Estado haciéndolo más eficiente, eficaz y con calidad, disminuyendo la Burocracia en la Administración Pública Local, mediante la utilización óptima de los recursos electrónicos para simplificar trámites y procedimientos administrativos de prestación de servicios y/o bienes públicos.” </text:p>
      <text:p text:style-name="P5"/>
      <text:p text:style-name="P5">- Desde Marzo de 2013, la municipalidad de Lavalle puso en funcionamiento una nueva área con el objetivo de reestructurar los procedimientos implementando un sistema de Ventanilla Única.</text:p>
      <text:p text:style-name="P5">–--------------------------------------PIERI LLENA (bla bla bla gestión bla bla)--------------------------</text:p>
      <text:p text:style-name="P4"><text:soft-page-break/>Detección de Requerimientos</text:p>
      <text:p text:style-name="P4"/>
      <text:p text:style-name="P5">Luego de entrevistarnos con la Jefa de Sección de Ventanilla Única. Sra. Pierina Borromei de Zerbetto. </text:p>
      <text:p text:style-name="P5"/>
      <text:p text:style-name="P7">(ref. Entrevista 001)</text:p>
      <text:p text:style-name="P7"/>
      <text:p text:style-name="P7">Se realizó una recopilación de requisitos candidatos:</text:p>
      <text:p text:style-name="P7">-</text:p>
      <text:p text:style-name="P5"/>
      <text:p text:style-name="P5"><text:s/></text:p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ltxu </meta:initial-creator>
    <meta:creation-date>2014-05-12T18:49:11.819292218</meta:creation-date>
    <dc:date>2014-05-12T20:26:11.307422811</dc:date>
    <dc:creator>ieltxu </dc:creator>
    <meta:editing-duration>PT19M7S</meta:editing-duration>
    <meta:editing-cycles>1</meta:editing-cycles>
    <meta:document-statistic meta:table-count="0" meta:image-count="0" meta:object-count="0" meta:page-count="2" meta:paragraph-count="30" meta:word-count="509" meta:character-count="3372" meta:non-whitespace-character-count="2872"/>
    <meta:generator>LibreOffice/4.1.3.2$Linux_X86_64 LibreOffice_project/410m0$Build-2</meta:generator>
  </office:meta>
</office:document-meta>
</file>